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writingModifier.isPathExtensionNoQuestion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ingModifier.should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ingModifier.setPathExtension( boolean path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ingModifier.setPathExtensionNoEquals( boolean pathExtNoEqu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ingModifier.process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URLRewritingModifier.isPath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ingModifier.modify( HTTPSamplerBase sampler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RewritingModifier.setShouldCach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ingModifier.isPathExtensionNo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ingModifier.initRegex( String ar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RLRewritingModifier.setPathExtensionNoQuestionmark( boolean pathExtNoQuestion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ingModifier.getArgu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ingModifier.setArgumentName( String ar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